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#D9D9D9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fo:background-color="#D9D9D9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D9D9D9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D9D9D9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D9D9D9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500312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4.29947916666667cm" style:use-optimal-column-width="true"/>
    </style:style>
    <style:style style:name="co5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ro3" style:family="table-row">
      <style:table-row-properties style:row-height="28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number-columns-spanned="8" table:number-rows-spanned="1" table:style-name="ce23">
            <text:p>Byte 0 - Preambl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4">
            <text:p>Preambl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8" table:number-rows-spanned="1" table:style-name="ce25">
            <text:p>0x1A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3">
            <text:p>Byte 1 - Button Ma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Reserved</text:p>
          </table:table-cell>
          <table:table-cell office:value-type="string" table:style-name="ce7">
            <text:p>Reserved</text:p>
          </table:table-cell>
          <table:table-cell office:value-type="string" table:style-name="ce8">
            <text:p>Reserved</text:p>
          </table:table-cell>
          <table:table-cell office:value-type="string" table:style-name="ce7">
            <text:p>BTN_MENU</text:p>
          </table:table-cell>
          <table:table-cell office:value-type="string" table:style-name="ce7">
            <text:p>BTN_PP</text:p>
          </table:table-cell>
          <table:table-cell office:value-type="string" table:style-name="ce7">
            <text:p>BTN_RW</text:p>
          </table:table-cell>
          <table:table-cell office:value-type="string" table:style-name="ce7">
            <text:p>BTN_FF</text:p>
          </table:table-cell>
          <table:table-cell office:value-type="string" table:style-name="ce9">
            <text:p>BTN_SEL</text:p>
          </table:table-cell>
          <table:table-cell table:number-columns-repeated="16376"/>
        </table:table-row>
        <table:table-row table:style-name="ro3">
          <table:table-cell table:style-name="ce10"/>
          <table:table-cell table:style-name="ce11"/>
          <table:table-cell table:style-name="ce12"/>
          <table:table-cell office:value-type="string" table:style-name="ce13">
            <text:p>0: Released</text:p>
            <text:p>1: Pressed</text:p>
          </table:table-cell>
          <table:table-cell office:value-type="string" table:style-name="ce14">
            <text:p>0: Released</text:p>
            <text:p>1: Pressed</text:p>
          </table:table-cell>
          <table:table-cell office:value-type="string" table:style-name="ce14">
            <text:p>0: Released</text:p>
            <text:p>1: Pressed</text:p>
          </table:table-cell>
          <table:table-cell office:value-type="string" table:style-name="ce14">
            <text:p>0: Released</text:p>
            <text:p>1: Pressed</text:p>
          </table:table-cell>
          <table:table-cell office:value-type="string" table:style-name="ce15">
            <text:p>0: Released</text:p>
            <text:p>1: Pressed</text:p>
          </table:table-cell>
          <table:table-cell table:number-columns-repeated="16376"/>
        </table:table-row>
        <table:table-row table:style-name="ro2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3">
            <text:p>Byte 2 - Finger Position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Reserved</text:p>
          </table:table-cell>
          <table:table-cell office:value-type="string" table:number-columns-spanned="7" table:number-rows-spanned="1" table:style-name="ce26">
            <text:p>FNGR_POS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 table:style-name="ce10"/>
          <table:table-cell office:value-type="string" table:number-columns-spanned="7" table:number-rows-spanned="1" table:style-name="ce27">
            <text:p>0 - 95: Absolute position of finger on wheel referenced to Menu button. Resolution: 3.75°/count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 table:number-columns-repeated="8" table:style-name="ce5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23">
            <text:p>Byte 3 - Finger Detection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EoF?</text:p>
          </table:table-cell>
          <table:table-cell office:value-type="string" table:style-name="ce7">
            <text:p>FNGR_UP/DN</text:p>
          </table:table-cell>
          <table:table-cell office:value-type="string" table:style-name="ce7">
            <text:p>Reserved</text:p>
          </table:table-cell>
          <table:table-cell office:value-type="string" table:style-name="ce7">
            <text:p>Reserved</text:p>
          </table:table-cell>
          <table:table-cell office:value-type="string" table:style-name="ce7">
            <text:p>Reserved</text:p>
          </table:table-cell>
          <table:table-cell office:value-type="string" table:style-name="ce7">
            <text:p>Reserved</text:p>
          </table:table-cell>
          <table:table-cell office:value-type="string" table:style-name="ce7">
            <text:p>Reserved</text:p>
          </table:table-cell>
          <table:table-cell office:value-type="string" table:style-name="ce18">
            <text:p>Reserved</text:p>
          </table:table-cell>
          <table:table-cell table:number-columns-repeated="16376"/>
        </table:table-row>
        <table:table-row table:style-name="ro3">
          <table:table-cell office:value-type="float" office:value="1" table:style-name="ce19">
            <text:p>1</text:p>
          </table:table-cell>
          <table:table-cell office:value-type="string" table:style-name="ce20">
            <text:p>0: Up</text:p>
            <text:p>1: Down</text:p>
          </table:table-cell>
          <table:table-cell table:number-columns-repeated="5" table:style-name="ce21"/>
          <table:table-cell table:style-name="ce22"/>
          <table:table-cell table:number-columns-repeated="16376"/>
        </table:table-row>
        <table:table-row table:number-rows-repeated="1048557" table:style-name="ro1">
          <table:table-cell table:number-columns-repeated="16384"/>
        </table:table-row>
      </table:table>
      <table:table table:name="Button_Press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8">
            <text:p>Event</text:p>
          </table:table-cell>
          <table:table-cell office:value-type="string" table:style-name="ce28">
            <text:p>Byte 0</text:p>
          </table:table-cell>
          <table:table-cell office:value-type="string" table:style-name="ce28">
            <text:p>Byte 1</text:p>
          </table:table-cell>
          <table:table-cell office:value-type="string" table:style-name="ce28">
            <text:p>Byte 2</text:p>
          </table:table-cell>
          <table:table-cell office:value-type="string" table:style-name="ce28">
            <text:p>Byte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lect Pressed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lect Released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wind Pressed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wind Released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u Pressed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10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nu Released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st-Forward Pressed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ast-Forward Released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lay/Pause Pressed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lay/Pause Released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8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Button_Touch" table:style-name="ta1"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8">
            <text:p>Event</text:p>
          </table:table-cell>
          <table:table-cell office:value-type="string" table:style-name="ce28">
            <text:p>Byte 0</text:p>
          </table:table-cell>
          <table:table-cell office:value-type="string" table:style-name="ce28">
            <text:p>Byte 1</text:p>
          </table:table-cell>
          <table:table-cell office:value-type="string" table:style-name="ce28">
            <text:p>Byte 2</text:p>
          </table:table-cell>
          <table:table-cell office:value-type="string" table:style-name="ce28">
            <text:p>Byte 2 (DEC)</text:p>
          </table:table-cell>
          <table:table-cell office:value-type="string" table:style-name="ce28">
            <text:p>Byte 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nu Finger Down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1</text:p>
          </table:table-cell>
          <table:table-cell office:value-type="float" office:value="1" table:formula="of:=HEX2DEC(RIGHT([.D2];2))" table:style-name="ce1">
            <text:p>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nu Finger Up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1</text:p>
          </table:table-cell>
          <table:table-cell office:value-type="float" office:value="1" table:formula="of:=HEX2DEC(RIGHT([.D3];2))" table:style-name="ce1">
            <text:p>1</text:p>
          </table:table-cell>
          <table:table-cell office:value-type="string" table:style-name="ce1">
            <text:p>0x8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st-Forward Finger Down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6</text:p>
          </table:table-cell>
          <table:table-cell office:value-type="float" office:value="22" table:formula="of:=HEX2DEC(RIGHT([.D4];2))" table:style-name="ce1">
            <text:p>2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st-Forward Finger Up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6</text:p>
          </table:table-cell>
          <table:table-cell office:value-type="float" office:value="22" table:formula="of:=HEX2DEC(RIGHT([.D5];2))" table:style-name="ce1">
            <text:p>22</text:p>
          </table:table-cell>
          <table:table-cell office:value-type="string" table:style-name="ce1">
            <text:p>0x8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ay/Pause Finger Down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1</text:p>
          </table:table-cell>
          <table:table-cell office:value-type="float" office:value="49" table:formula="of:=HEX2DEC(RIGHT([.D6];2))" table:style-name="ce1">
            <text:p>4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ay/Pause Finger Up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1</text:p>
          </table:table-cell>
          <table:table-cell office:value-type="float" office:value="49" table:formula="of:=HEX2DEC(RIGHT([.D7];2))" table:style-name="ce1">
            <text:p>49</text:p>
          </table:table-cell>
          <table:table-cell office:value-type="string" table:style-name="ce1">
            <text:p>0x8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wind Finger Down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A</text:p>
          </table:table-cell>
          <table:table-cell office:value-type="float" office:value="74" table:formula="of:=HEX2DEC(RIGHT([.D8];2))" table:style-name="ce1">
            <text:p>7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wind Finger Up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A</text:p>
          </table:table-cell>
          <table:table-cell office:value-type="float" office:value="74" table:formula="of:=HEX2DEC(RIGHT([.D9];2))" table:style-name="ce1">
            <text:p>74</text:p>
          </table:table-cell>
          <table:table-cell office:value-type="string" table:style-name="ce1">
            <text:p>0x80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Menu_Clockwise" table:style-name="ta1"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8">
            <text:p>Event</text:p>
          </table:table-cell>
          <table:table-cell office:value-type="string" table:style-name="ce28">
            <text:p>Byte 0</text:p>
          </table:table-cell>
          <table:table-cell office:value-type="string" table:style-name="ce28">
            <text:p>Byte 1</text:p>
          </table:table-cell>
          <table:table-cell office:value-type="string" table:style-name="ce28">
            <text:p>Byte 2</text:p>
          </table:table-cell>
          <table:table-cell office:value-type="string" table:style-name="ce28">
            <text:p>Byte 2 (DEC)</text:p>
          </table:table-cell>
          <table:table-cell office:value-type="string" table:style-name="ce28">
            <text:p>Byte 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ger Down - Menu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F</text:p>
          </table:table-cell>
          <table:table-cell office:value-type="float" office:value="95" table:formula="of:=HEX2DEC(RIGHT([.D2];2))" table:style-name="ce1">
            <text:p>9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79" table:style-name="ce29">
            <text:p>Rotate Clockwise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0</text:p>
          </table:table-cell>
          <table:table-cell office:value-type="float" office:value="0" table:formula="of:=HEX2DEC(RIGHT([.D3];2))" table:style-name="ce1">
            <text:p>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1</text:p>
          </table:table-cell>
          <table:table-cell office:value-type="float" office:value="1" table:formula="of:=HEX2DEC(RIGHT([.D4];2))" table:style-name="ce1">
            <text:p>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2</text:p>
          </table:table-cell>
          <table:table-cell office:value-type="float" office:value="2" table:formula="of:=HEX2DEC(RIGHT([.D5];2))" table:style-name="ce1">
            <text:p>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3</text:p>
          </table:table-cell>
          <table:table-cell office:value-type="float" office:value="3" table:formula="of:=HEX2DEC(RIGHT([.D6];2))" table:style-name="ce1">
            <text:p>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4</text:p>
          </table:table-cell>
          <table:table-cell office:value-type="float" office:value="4" table:formula="of:=HEX2DEC(RIGHT([.D7];2))" table:style-name="ce1">
            <text:p>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6</text:p>
          </table:table-cell>
          <table:table-cell office:value-type="float" office:value="6" table:formula="of:=HEX2DEC(RIGHT([.D8];2))" table:style-name="ce1">
            <text:p>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7</text:p>
          </table:table-cell>
          <table:table-cell office:value-type="float" office:value="7" table:formula="of:=HEX2DEC(RIGHT([.D9];2))" table:style-name="ce1">
            <text:p>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8</text:p>
          </table:table-cell>
          <table:table-cell office:value-type="float" office:value="8" table:formula="of:=HEX2DEC(RIGHT([.D10];2))" table:style-name="ce1">
            <text:p>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9</text:p>
          </table:table-cell>
          <table:table-cell office:value-type="float" office:value="9" table:formula="of:=HEX2DEC(RIGHT([.D11];2))" table:style-name="ce1">
            <text:p>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B</text:p>
          </table:table-cell>
          <table:table-cell office:value-type="float" office:value="11" table:formula="of:=HEX2DEC(RIGHT([.D12];2))" table:style-name="ce1">
            <text:p>1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C</text:p>
          </table:table-cell>
          <table:table-cell office:value-type="float" office:value="12" table:formula="of:=HEX2DEC(RIGHT([.D13];2))" table:style-name="ce1">
            <text:p>1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D</text:p>
          </table:table-cell>
          <table:table-cell office:value-type="float" office:value="13" table:formula="of:=HEX2DEC(RIGHT([.D14];2))" table:style-name="ce1">
            <text:p>1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F</text:p>
          </table:table-cell>
          <table:table-cell office:value-type="float" office:value="15" table:formula="of:=HEX2DEC(RIGHT([.D15];2))" table:style-name="ce1">
            <text:p>1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0</text:p>
          </table:table-cell>
          <table:table-cell office:value-type="float" office:value="16" table:formula="of:=HEX2DEC(RIGHT([.D16];2))" table:style-name="ce1">
            <text:p>1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1</text:p>
          </table:table-cell>
          <table:table-cell office:value-type="float" office:value="17" table:formula="of:=HEX2DEC(RIGHT([.D17];2))" table:style-name="ce1">
            <text:p>1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2</text:p>
          </table:table-cell>
          <table:table-cell office:value-type="float" office:value="18" table:formula="of:=HEX2DEC(RIGHT([.D18];2))" table:style-name="ce1">
            <text:p>1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3</text:p>
          </table:table-cell>
          <table:table-cell office:value-type="float" office:value="19" table:formula="of:=HEX2DEC(RIGHT([.D19];2))" table:style-name="ce1">
            <text:p>1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4</text:p>
          </table:table-cell>
          <table:table-cell office:value-type="float" office:value="20" table:formula="of:=HEX2DEC(RIGHT([.D20];2))" table:style-name="ce1">
            <text:p>2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6</text:p>
          </table:table-cell>
          <table:table-cell office:value-type="float" office:value="22" table:formula="of:=HEX2DEC(RIGHT([.D21];2))" table:style-name="ce1">
            <text:p>2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7</text:p>
          </table:table-cell>
          <table:table-cell office:value-type="float" office:value="23" table:formula="of:=HEX2DEC(RIGHT([.D22];2))" table:style-name="ce1">
            <text:p>2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8</text:p>
          </table:table-cell>
          <table:table-cell office:value-type="float" office:value="24" table:formula="of:=HEX2DEC(RIGHT([.D23];2))" table:style-name="ce1">
            <text:p>2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9</text:p>
          </table:table-cell>
          <table:table-cell office:value-type="float" office:value="25" table:formula="of:=HEX2DEC(RIGHT([.D24];2))" table:style-name="ce1">
            <text:p>2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B</text:p>
          </table:table-cell>
          <table:table-cell office:value-type="float" office:value="27" table:formula="of:=HEX2DEC(RIGHT([.D25];2))" table:style-name="ce1">
            <text:p>2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C</text:p>
          </table:table-cell>
          <table:table-cell office:value-type="float" office:value="28" table:formula="of:=HEX2DEC(RIGHT([.D26];2))" table:style-name="ce1">
            <text:p>2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D</text:p>
          </table:table-cell>
          <table:table-cell office:value-type="float" office:value="29" table:formula="of:=HEX2DEC(RIGHT([.D27];2))" table:style-name="ce1">
            <text:p>2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E</text:p>
          </table:table-cell>
          <table:table-cell office:value-type="float" office:value="30" table:formula="of:=HEX2DEC(RIGHT([.D28];2))" table:style-name="ce1">
            <text:p>3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F</text:p>
          </table:table-cell>
          <table:table-cell office:value-type="float" office:value="31" table:formula="of:=HEX2DEC(RIGHT([.D29];2))" table:style-name="ce1">
            <text:p>3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0</text:p>
          </table:table-cell>
          <table:table-cell office:value-type="float" office:value="32" table:formula="of:=HEX2DEC(RIGHT([.D30];2))" table:style-name="ce1">
            <text:p>3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1</text:p>
          </table:table-cell>
          <table:table-cell office:value-type="float" office:value="33" table:formula="of:=HEX2DEC(RIGHT([.D31];2))" table:style-name="ce1">
            <text:p>3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3</text:p>
          </table:table-cell>
          <table:table-cell office:value-type="float" office:value="35" table:formula="of:=HEX2DEC(RIGHT([.D32];2))" table:style-name="ce1">
            <text:p>3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4</text:p>
          </table:table-cell>
          <table:table-cell office:value-type="float" office:value="36" table:formula="of:=HEX2DEC(RIGHT([.D33];2))" table:style-name="ce1">
            <text:p>3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5</text:p>
          </table:table-cell>
          <table:table-cell office:value-type="float" office:value="37" table:formula="of:=HEX2DEC(RIGHT([.D34];2))" table:style-name="ce1">
            <text:p>3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7</text:p>
          </table:table-cell>
          <table:table-cell office:value-type="float" office:value="39" table:formula="of:=HEX2DEC(RIGHT([.D35];2))" table:style-name="ce1">
            <text:p>3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8</text:p>
          </table:table-cell>
          <table:table-cell office:value-type="float" office:value="40" table:formula="of:=HEX2DEC(RIGHT([.D36];2))" table:style-name="ce1">
            <text:p>4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9</text:p>
          </table:table-cell>
          <table:table-cell office:value-type="float" office:value="41" table:formula="of:=HEX2DEC(RIGHT([.D37];2))" table:style-name="ce1">
            <text:p>4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A</text:p>
          </table:table-cell>
          <table:table-cell office:value-type="float" office:value="42" table:formula="of:=HEX2DEC(RIGHT([.D38];2))" table:style-name="ce1">
            <text:p>4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C</text:p>
          </table:table-cell>
          <table:table-cell office:value-type="float" office:value="44" table:formula="of:=HEX2DEC(RIGHT([.D39];2))" table:style-name="ce1">
            <text:p>4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E</text:p>
          </table:table-cell>
          <table:table-cell office:value-type="float" office:value="46" table:formula="of:=HEX2DEC(RIGHT([.D40];2))" table:style-name="ce1">
            <text:p>4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F</text:p>
          </table:table-cell>
          <table:table-cell office:value-type="float" office:value="47" table:formula="of:=HEX2DEC(RIGHT([.D41];2))" table:style-name="ce1">
            <text:p>4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1</text:p>
          </table:table-cell>
          <table:table-cell office:value-type="float" office:value="49" table:formula="of:=HEX2DEC(RIGHT([.D42];2))" table:style-name="ce1">
            <text:p>4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2</text:p>
          </table:table-cell>
          <table:table-cell office:value-type="float" office:value="50" table:formula="of:=HEX2DEC(RIGHT([.D43];2))" table:style-name="ce1">
            <text:p>5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3</text:p>
          </table:table-cell>
          <table:table-cell office:value-type="float" office:value="51" table:formula="of:=HEX2DEC(RIGHT([.D44];2))" table:style-name="ce1">
            <text:p>5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4</text:p>
          </table:table-cell>
          <table:table-cell office:value-type="float" office:value="52" table:formula="of:=HEX2DEC(RIGHT([.D45];2))" table:style-name="ce1">
            <text:p>5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5</text:p>
          </table:table-cell>
          <table:table-cell office:value-type="float" office:value="53" table:formula="of:=HEX2DEC(RIGHT([.D46];2))" table:style-name="ce1">
            <text:p>5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6</text:p>
          </table:table-cell>
          <table:table-cell office:value-type="float" office:value="54" table:formula="of:=HEX2DEC(RIGHT([.D47];2))" table:style-name="ce1">
            <text:p>5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7</text:p>
          </table:table-cell>
          <table:table-cell office:value-type="float" office:value="55" table:formula="of:=HEX2DEC(RIGHT([.D48];2))" table:style-name="ce1">
            <text:p>5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9</text:p>
          </table:table-cell>
          <table:table-cell office:value-type="float" office:value="57" table:formula="of:=HEX2DEC(RIGHT([.D49];2))" table:style-name="ce1">
            <text:p>5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C</text:p>
          </table:table-cell>
          <table:table-cell office:value-type="float" office:value="60" table:formula="of:=HEX2DEC(RIGHT([.D50];2))" table:style-name="ce1">
            <text:p>6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E</text:p>
          </table:table-cell>
          <table:table-cell office:value-type="float" office:value="62" table:formula="of:=HEX2DEC(RIGHT([.D51];2))" table:style-name="ce1">
            <text:p>6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0</text:p>
          </table:table-cell>
          <table:table-cell office:value-type="float" office:value="64" table:formula="of:=HEX2DEC(RIGHT([.D52];2))" table:style-name="ce1">
            <text:p>6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2</text:p>
          </table:table-cell>
          <table:table-cell office:value-type="float" office:value="66" table:formula="of:=HEX2DEC(RIGHT([.D53];2))" table:style-name="ce1">
            <text:p>6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4</text:p>
          </table:table-cell>
          <table:table-cell office:value-type="float" office:value="68" table:formula="of:=HEX2DEC(RIGHT([.D54];2))" table:style-name="ce1">
            <text:p>6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5</text:p>
          </table:table-cell>
          <table:table-cell office:value-type="float" office:value="69" table:formula="of:=HEX2DEC(RIGHT([.D55];2))" table:style-name="ce1">
            <text:p>6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7</text:p>
          </table:table-cell>
          <table:table-cell office:value-type="float" office:value="71" table:formula="of:=HEX2DEC(RIGHT([.D56];2))" table:style-name="ce1">
            <text:p>7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9</text:p>
          </table:table-cell>
          <table:table-cell office:value-type="float" office:value="73" table:formula="of:=HEX2DEC(RIGHT([.D57];2))" table:style-name="ce1">
            <text:p>7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A</text:p>
          </table:table-cell>
          <table:table-cell office:value-type="float" office:value="74" table:formula="of:=HEX2DEC(RIGHT([.D58];2))" table:style-name="ce1">
            <text:p>7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B</text:p>
          </table:table-cell>
          <table:table-cell office:value-type="float" office:value="75" table:formula="of:=HEX2DEC(RIGHT([.D59];2))" table:style-name="ce1">
            <text:p>7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C</text:p>
          </table:table-cell>
          <table:table-cell office:value-type="float" office:value="76" table:formula="of:=HEX2DEC(RIGHT([.D60];2))" table:style-name="ce1">
            <text:p>7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D</text:p>
          </table:table-cell>
          <table:table-cell office:value-type="float" office:value="77" table:formula="of:=HEX2DEC(RIGHT([.D61];2))" table:style-name="ce1">
            <text:p>7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E</text:p>
          </table:table-cell>
          <table:table-cell office:value-type="float" office:value="78" table:formula="of:=HEX2DEC(RIGHT([.D62];2))" table:style-name="ce1">
            <text:p>7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F</text:p>
          </table:table-cell>
          <table:table-cell office:value-type="float" office:value="79" table:formula="of:=HEX2DEC(RIGHT([.D63];2))" table:style-name="ce1">
            <text:p>7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0</text:p>
          </table:table-cell>
          <table:table-cell office:value-type="float" office:value="80" table:formula="of:=HEX2DEC(RIGHT([.D64];2))" table:style-name="ce1">
            <text:p>8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1</text:p>
          </table:table-cell>
          <table:table-cell office:value-type="float" office:value="81" table:formula="of:=HEX2DEC(RIGHT([.D65];2))" table:style-name="ce1">
            <text:p>8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2</text:p>
          </table:table-cell>
          <table:table-cell office:value-type="float" office:value="82" table:formula="of:=HEX2DEC(RIGHT([.D66];2))" table:style-name="ce1">
            <text:p>8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4</text:p>
          </table:table-cell>
          <table:table-cell office:value-type="float" office:value="84" table:formula="of:=HEX2DEC(RIGHT([.D67];2))" table:style-name="ce1">
            <text:p>8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5</text:p>
          </table:table-cell>
          <table:table-cell office:value-type="float" office:value="85" table:formula="of:=HEX2DEC(RIGHT([.D68];2))" table:style-name="ce1">
            <text:p>8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6</text:p>
          </table:table-cell>
          <table:table-cell office:value-type="float" office:value="86" table:formula="of:=HEX2DEC(RIGHT([.D69];2))" table:style-name="ce1">
            <text:p>8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7</text:p>
          </table:table-cell>
          <table:table-cell office:value-type="float" office:value="87" table:formula="of:=HEX2DEC(RIGHT([.D70];2))" table:style-name="ce1">
            <text:p>8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8</text:p>
          </table:table-cell>
          <table:table-cell office:value-type="float" office:value="88" table:formula="of:=HEX2DEC(RIGHT([.D71];2))" table:style-name="ce1">
            <text:p>8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9</text:p>
          </table:table-cell>
          <table:table-cell office:value-type="float" office:value="89" table:formula="of:=HEX2DEC(RIGHT([.D72];2))" table:style-name="ce1">
            <text:p>8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A</text:p>
          </table:table-cell>
          <table:table-cell office:value-type="float" office:value="90" table:formula="of:=HEX2DEC(RIGHT([.D73];2))" table:style-name="ce1">
            <text:p>9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B</text:p>
          </table:table-cell>
          <table:table-cell office:value-type="float" office:value="91" table:formula="of:=HEX2DEC(RIGHT([.D74];2))" table:style-name="ce1">
            <text:p>9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C</text:p>
          </table:table-cell>
          <table:table-cell office:value-type="float" office:value="92" table:formula="of:=HEX2DEC(RIGHT([.D75];2))" table:style-name="ce1">
            <text:p>9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D</text:p>
          </table:table-cell>
          <table:table-cell office:value-type="float" office:value="93" table:formula="of:=HEX2DEC(RIGHT([.D76];2))" table:style-name="ce1">
            <text:p>9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E</text:p>
          </table:table-cell>
          <table:table-cell office:value-type="float" office:value="94" table:formula="of:=HEX2DEC(RIGHT([.D77];2))" table:style-name="ce1">
            <text:p>9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F</text:p>
          </table:table-cell>
          <table:table-cell office:value-type="float" office:value="95" table:formula="of:=HEX2DEC(RIGHT([.D78];2))" table:style-name="ce1">
            <text:p>9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0</text:p>
          </table:table-cell>
          <table:table-cell office:value-type="float" office:value="0" table:formula="of:=HEX2DEC(RIGHT([.D79];2))" table:style-name="ce1">
            <text:p>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1</text:p>
          </table:table-cell>
          <table:table-cell office:value-type="float" office:value="1" table:formula="of:=HEX2DEC(RIGHT([.D80];2))" table:style-name="ce1">
            <text:p>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2</text:p>
          </table:table-cell>
          <table:table-cell office:value-type="float" office:value="2" table:formula="of:=HEX2DEC(RIGHT([.D81];2))" table:style-name="ce1">
            <text:p>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ger Up - Menu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2</text:p>
          </table:table-cell>
          <table:table-cell office:value-type="float" office:value="2" table:formula="of:=HEX2DEC(RIGHT([.D82];2))" table:style-name="ce1">
            <text:p>2</text:p>
          </table:table-cell>
          <table:table-cell office:value-type="string" table:style-name="ce1">
            <text:p>0x80</text:p>
          </table:table-cell>
          <table:table-cell table:number-columns-repeated="16378"/>
        </table:table-row>
        <table:table-row table:number-rows-repeated="1048494" table:style-name="ro1">
          <table:table-cell table:number-columns-repeated="16384"/>
        </table:table-row>
      </table:table>
      <table:table table:name="Menu_Counter-Clockwise" table:style-name="ta1"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8">
            <text:p>Event</text:p>
          </table:table-cell>
          <table:table-cell office:value-type="string" table:style-name="ce28">
            <text:p>Byte 0</text:p>
          </table:table-cell>
          <table:table-cell office:value-type="string" table:style-name="ce28">
            <text:p>Byte 1</text:p>
          </table:table-cell>
          <table:table-cell office:value-type="string" table:style-name="ce28">
            <text:p>Byte 2</text:p>
          </table:table-cell>
          <table:table-cell office:value-type="string" table:style-name="ce28">
            <text:p>Byte 2 (DEC)</text:p>
          </table:table-cell>
          <table:table-cell office:value-type="string" table:style-name="ce28">
            <text:p>Byte 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ger Down - Menu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0</text:p>
          </table:table-cell>
          <table:table-cell office:value-type="float" office:value="0" table:formula="of:=HEX2DEC(RIGHT([.D2];2))" table:style-name="ce1">
            <text:p>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80" table:style-name="ce29">
            <text:p>Rotate Counter-Clockwise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F</text:p>
          </table:table-cell>
          <table:table-cell office:value-type="float" office:value="95" table:formula="of:=HEX2DEC(RIGHT([.D3];2))" table:style-name="ce1">
            <text:p>9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E</text:p>
          </table:table-cell>
          <table:table-cell office:value-type="float" office:value="94" table:formula="of:=HEX2DEC(RIGHT([.D4];2))" table:style-name="ce1">
            <text:p>9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D</text:p>
          </table:table-cell>
          <table:table-cell office:value-type="float" office:value="93" table:formula="of:=HEX2DEC(RIGHT([.D5];2))" table:style-name="ce1">
            <text:p>9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C</text:p>
          </table:table-cell>
          <table:table-cell office:value-type="float" office:value="92" table:formula="of:=HEX2DEC(RIGHT([.D6];2))" table:style-name="ce1">
            <text:p>9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B</text:p>
          </table:table-cell>
          <table:table-cell office:value-type="float" office:value="91" table:formula="of:=HEX2DEC(RIGHT([.D7];2))" table:style-name="ce1">
            <text:p>9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A</text:p>
          </table:table-cell>
          <table:table-cell office:value-type="float" office:value="90" table:formula="of:=HEX2DEC(RIGHT([.D8];2))" table:style-name="ce1">
            <text:p>9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9</text:p>
          </table:table-cell>
          <table:table-cell office:value-type="float" office:value="89" table:formula="of:=HEX2DEC(RIGHT([.D9];2))" table:style-name="ce1">
            <text:p>8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7</text:p>
          </table:table-cell>
          <table:table-cell office:value-type="float" office:value="87" table:formula="of:=HEX2DEC(RIGHT([.D10];2))" table:style-name="ce1">
            <text:p>8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6</text:p>
          </table:table-cell>
          <table:table-cell office:value-type="float" office:value="86" table:formula="of:=HEX2DEC(RIGHT([.D11];2))" table:style-name="ce1">
            <text:p>8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5</text:p>
          </table:table-cell>
          <table:table-cell office:value-type="float" office:value="85" table:formula="of:=HEX2DEC(RIGHT([.D12];2))" table:style-name="ce1">
            <text:p>8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4</text:p>
          </table:table-cell>
          <table:table-cell office:value-type="float" office:value="84" table:formula="of:=HEX2DEC(RIGHT([.D13];2))" table:style-name="ce1">
            <text:p>8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3</text:p>
          </table:table-cell>
          <table:table-cell office:value-type="float" office:value="83" table:formula="of:=HEX2DEC(RIGHT([.D14];2))" table:style-name="ce1">
            <text:p>8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2</text:p>
          </table:table-cell>
          <table:table-cell office:value-type="float" office:value="82" table:formula="of:=HEX2DEC(RIGHT([.D15];2))" table:style-name="ce1">
            <text:p>8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1</text:p>
          </table:table-cell>
          <table:table-cell office:value-type="float" office:value="81" table:formula="of:=HEX2DEC(RIGHT([.D16];2))" table:style-name="ce1">
            <text:p>8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50</text:p>
          </table:table-cell>
          <table:table-cell office:value-type="float" office:value="80" table:formula="of:=HEX2DEC(RIGHT([.D17];2))" table:style-name="ce1">
            <text:p>8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F</text:p>
          </table:table-cell>
          <table:table-cell office:value-type="float" office:value="79" table:formula="of:=HEX2DEC(RIGHT([.D18];2))" table:style-name="ce1">
            <text:p>7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E</text:p>
          </table:table-cell>
          <table:table-cell office:value-type="float" office:value="78" table:formula="of:=HEX2DEC(RIGHT([.D19];2))" table:style-name="ce1">
            <text:p>7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D</text:p>
          </table:table-cell>
          <table:table-cell office:value-type="float" office:value="77" table:formula="of:=HEX2DEC(RIGHT([.D20];2))" table:style-name="ce1">
            <text:p>7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C</text:p>
          </table:table-cell>
          <table:table-cell office:value-type="float" office:value="76" table:formula="of:=HEX2DEC(RIGHT([.D21];2))" table:style-name="ce1">
            <text:p>7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A</text:p>
          </table:table-cell>
          <table:table-cell office:value-type="float" office:value="74" table:formula="of:=HEX2DEC(RIGHT([.D22];2))" table:style-name="ce1">
            <text:p>7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9</text:p>
          </table:table-cell>
          <table:table-cell office:value-type="float" office:value="73" table:formula="of:=HEX2DEC(RIGHT([.D23];2))" table:style-name="ce1">
            <text:p>7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8</text:p>
          </table:table-cell>
          <table:table-cell office:value-type="float" office:value="72" table:formula="of:=HEX2DEC(RIGHT([.D24];2))" table:style-name="ce1">
            <text:p>7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7</text:p>
          </table:table-cell>
          <table:table-cell office:value-type="float" office:value="71" table:formula="of:=HEX2DEC(RIGHT([.D25];2))" table:style-name="ce1">
            <text:p>7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6</text:p>
          </table:table-cell>
          <table:table-cell office:value-type="float" office:value="70" table:formula="of:=HEX2DEC(RIGHT([.D26];2))" table:style-name="ce1">
            <text:p>7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4</text:p>
          </table:table-cell>
          <table:table-cell office:value-type="float" office:value="68" table:formula="of:=HEX2DEC(RIGHT([.D27];2))" table:style-name="ce1">
            <text:p>6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3</text:p>
          </table:table-cell>
          <table:table-cell office:value-type="float" office:value="67" table:formula="of:=HEX2DEC(RIGHT([.D28];2))" table:style-name="ce1">
            <text:p>6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2</text:p>
          </table:table-cell>
          <table:table-cell office:value-type="float" office:value="66" table:formula="of:=HEX2DEC(RIGHT([.D29];2))" table:style-name="ce1">
            <text:p>6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1</text:p>
          </table:table-cell>
          <table:table-cell office:value-type="float" office:value="65" table:formula="of:=HEX2DEC(RIGHT([.D30];2))" table:style-name="ce1">
            <text:p>6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40</text:p>
          </table:table-cell>
          <table:table-cell office:value-type="float" office:value="64" table:formula="of:=HEX2DEC(RIGHT([.D31];2))" table:style-name="ce1">
            <text:p>6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F</text:p>
          </table:table-cell>
          <table:table-cell office:value-type="float" office:value="63" table:formula="of:=HEX2DEC(RIGHT([.D32];2))" table:style-name="ce1">
            <text:p>6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E</text:p>
          </table:table-cell>
          <table:table-cell office:value-type="float" office:value="62" table:formula="of:=HEX2DEC(RIGHT([.D33];2))" table:style-name="ce1">
            <text:p>6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D</text:p>
          </table:table-cell>
          <table:table-cell office:value-type="float" office:value="61" table:formula="of:=HEX2DEC(RIGHT([.D34];2))" table:style-name="ce1">
            <text:p>6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C</text:p>
          </table:table-cell>
          <table:table-cell office:value-type="float" office:value="60" table:formula="of:=HEX2DEC(RIGHT([.D35];2))" table:style-name="ce1">
            <text:p>6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B</text:p>
          </table:table-cell>
          <table:table-cell office:value-type="float" office:value="59" table:formula="of:=HEX2DEC(RIGHT([.D36];2))" table:style-name="ce1">
            <text:p>5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A</text:p>
          </table:table-cell>
          <table:table-cell office:value-type="float" office:value="58" table:formula="of:=HEX2DEC(RIGHT([.D37];2))" table:style-name="ce1">
            <text:p>5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8</text:p>
          </table:table-cell>
          <table:table-cell office:value-type="float" office:value="56" table:formula="of:=HEX2DEC(RIGHT([.D38];2))" table:style-name="ce1">
            <text:p>5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7</text:p>
          </table:table-cell>
          <table:table-cell office:value-type="float" office:value="55" table:formula="of:=HEX2DEC(RIGHT([.D39];2))" table:style-name="ce1">
            <text:p>5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5</text:p>
          </table:table-cell>
          <table:table-cell office:value-type="float" office:value="53" table:formula="of:=HEX2DEC(RIGHT([.D40];2))" table:style-name="ce1">
            <text:p>5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4</text:p>
          </table:table-cell>
          <table:table-cell office:value-type="float" office:value="52" table:formula="of:=HEX2DEC(RIGHT([.D41];2))" table:style-name="ce1">
            <text:p>5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2</text:p>
          </table:table-cell>
          <table:table-cell office:value-type="float" office:value="50" table:formula="of:=HEX2DEC(RIGHT([.D42];2))" table:style-name="ce1">
            <text:p>5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1</text:p>
          </table:table-cell>
          <table:table-cell office:value-type="float" office:value="49" table:formula="of:=HEX2DEC(RIGHT([.D43];2))" table:style-name="ce1">
            <text:p>4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30</text:p>
          </table:table-cell>
          <table:table-cell office:value-type="float" office:value="48" table:formula="of:=HEX2DEC(RIGHT([.D44];2))" table:style-name="ce1">
            <text:p>4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F</text:p>
          </table:table-cell>
          <table:table-cell office:value-type="float" office:value="47" table:formula="of:=HEX2DEC(RIGHT([.D45];2))" table:style-name="ce1">
            <text:p>4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E</text:p>
          </table:table-cell>
          <table:table-cell office:value-type="float" office:value="46" table:formula="of:=HEX2DEC(RIGHT([.D46];2))" table:style-name="ce1">
            <text:p>4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C</text:p>
          </table:table-cell>
          <table:table-cell office:value-type="float" office:value="44" table:formula="of:=HEX2DEC(RIGHT([.D47];2))" table:style-name="ce1">
            <text:p>4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B</text:p>
          </table:table-cell>
          <table:table-cell office:value-type="float" office:value="43" table:formula="of:=HEX2DEC(RIGHT([.D48];2))" table:style-name="ce1">
            <text:p>4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A</text:p>
          </table:table-cell>
          <table:table-cell office:value-type="float" office:value="42" table:formula="of:=HEX2DEC(RIGHT([.D49];2))" table:style-name="ce1">
            <text:p>4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9</text:p>
          </table:table-cell>
          <table:table-cell office:value-type="float" office:value="41" table:formula="of:=HEX2DEC(RIGHT([.D50];2))" table:style-name="ce1">
            <text:p>4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8</text:p>
          </table:table-cell>
          <table:table-cell office:value-type="float" office:value="40" table:formula="of:=HEX2DEC(RIGHT([.D51];2))" table:style-name="ce1">
            <text:p>4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6</text:p>
          </table:table-cell>
          <table:table-cell office:value-type="float" office:value="38" table:formula="of:=HEX2DEC(RIGHT([.D52];2))" table:style-name="ce1">
            <text:p>3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5</text:p>
          </table:table-cell>
          <table:table-cell office:value-type="float" office:value="37" table:formula="of:=HEX2DEC(RIGHT([.D53];2))" table:style-name="ce1">
            <text:p>3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3</text:p>
          </table:table-cell>
          <table:table-cell office:value-type="float" office:value="35" table:formula="of:=HEX2DEC(RIGHT([.D54];2))" table:style-name="ce1">
            <text:p>3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2</text:p>
          </table:table-cell>
          <table:table-cell office:value-type="float" office:value="34" table:formula="of:=HEX2DEC(RIGHT([.D55];2))" table:style-name="ce1">
            <text:p>3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1</text:p>
          </table:table-cell>
          <table:table-cell office:value-type="float" office:value="33" table:formula="of:=HEX2DEC(RIGHT([.D56];2))" table:style-name="ce1">
            <text:p>3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20</text:p>
          </table:table-cell>
          <table:table-cell office:value-type="float" office:value="32" table:formula="of:=HEX2DEC(RIGHT([.D57];2))" table:style-name="ce1">
            <text:p>3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E</text:p>
          </table:table-cell>
          <table:table-cell office:value-type="float" office:value="30" table:formula="of:=HEX2DEC(RIGHT([.D58];2))" table:style-name="ce1">
            <text:p>3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D</text:p>
          </table:table-cell>
          <table:table-cell office:value-type="float" office:value="29" table:formula="of:=HEX2DEC(RIGHT([.D59];2))" table:style-name="ce1">
            <text:p>2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C</text:p>
          </table:table-cell>
          <table:table-cell office:value-type="float" office:value="28" table:formula="of:=HEX2DEC(RIGHT([.D60];2))" table:style-name="ce1">
            <text:p>2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B</text:p>
          </table:table-cell>
          <table:table-cell office:value-type="float" office:value="27" table:formula="of:=HEX2DEC(RIGHT([.D61];2))" table:style-name="ce1">
            <text:p>2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A</text:p>
          </table:table-cell>
          <table:table-cell office:value-type="float" office:value="26" table:formula="of:=HEX2DEC(RIGHT([.D62];2))" table:style-name="ce1">
            <text:p>2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9</text:p>
          </table:table-cell>
          <table:table-cell office:value-type="float" office:value="25" table:formula="of:=HEX2DEC(RIGHT([.D63];2))" table:style-name="ce1">
            <text:p>2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7</text:p>
          </table:table-cell>
          <table:table-cell office:value-type="float" office:value="23" table:formula="of:=HEX2DEC(RIGHT([.D64];2))" table:style-name="ce1">
            <text:p>2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6</text:p>
          </table:table-cell>
          <table:table-cell office:value-type="float" office:value="22" table:formula="of:=HEX2DEC(RIGHT([.D65];2))" table:style-name="ce1">
            <text:p>2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4</text:p>
          </table:table-cell>
          <table:table-cell office:value-type="float" office:value="20" table:formula="of:=HEX2DEC(RIGHT([.D66];2))" table:style-name="ce1">
            <text:p>2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2</text:p>
          </table:table-cell>
          <table:table-cell office:value-type="float" office:value="18" table:formula="of:=HEX2DEC(RIGHT([.D67];2))" table:style-name="ce1">
            <text:p>1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1</text:p>
          </table:table-cell>
          <table:table-cell office:value-type="float" office:value="17" table:formula="of:=HEX2DEC(RIGHT([.D68];2))" table:style-name="ce1">
            <text:p>17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10</text:p>
          </table:table-cell>
          <table:table-cell office:value-type="float" office:value="16" table:formula="of:=HEX2DEC(RIGHT([.D69];2))" table:style-name="ce1">
            <text:p>1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E</text:p>
          </table:table-cell>
          <table:table-cell office:value-type="float" office:value="14" table:formula="of:=HEX2DEC(RIGHT([.D70];2))" table:style-name="ce1">
            <text:p>1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D</text:p>
          </table:table-cell>
          <table:table-cell office:value-type="float" office:value="13" table:formula="of:=HEX2DEC(RIGHT([.D71];2))" table:style-name="ce1">
            <text:p>1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C</text:p>
          </table:table-cell>
          <table:table-cell office:value-type="float" office:value="12" table:formula="of:=HEX2DEC(RIGHT([.D72];2))" table:style-name="ce1">
            <text:p>1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A</text:p>
          </table:table-cell>
          <table:table-cell office:value-type="float" office:value="10" table:formula="of:=HEX2DEC(RIGHT([.D73];2))" table:style-name="ce1">
            <text:p>10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9</text:p>
          </table:table-cell>
          <table:table-cell office:value-type="float" office:value="9" table:formula="of:=HEX2DEC(RIGHT([.D74];2))" table:style-name="ce1">
            <text:p>9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8</text:p>
          </table:table-cell>
          <table:table-cell office:value-type="float" office:value="8" table:formula="of:=HEX2DEC(RIGHT([.D75];2))" table:style-name="ce1">
            <text:p>8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6</text:p>
          </table:table-cell>
          <table:table-cell office:value-type="float" office:value="6" table:formula="of:=HEX2DEC(RIGHT([.D76];2))" table:style-name="ce1">
            <text:p>6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5</text:p>
          </table:table-cell>
          <table:table-cell office:value-type="float" office:value="5" table:formula="of:=HEX2DEC(RIGHT([.D77];2))" table:style-name="ce1">
            <text:p>5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4</text:p>
          </table:table-cell>
          <table:table-cell office:value-type="float" office:value="4" table:formula="of:=HEX2DEC(RIGHT([.D78];2))" table:style-name="ce1">
            <text:p>4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3</text:p>
          </table:table-cell>
          <table:table-cell office:value-type="float" office:value="3" table:formula="of:=HEX2DEC(RIGHT([.D79];2))" table:style-name="ce1">
            <text:p>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2</text:p>
          </table:table-cell>
          <table:table-cell office:value-type="float" office:value="2" table:formula="of:=HEX2DEC(RIGHT([.D80];2))" table:style-name="ce1">
            <text:p>2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1</text:p>
          </table:table-cell>
          <table:table-cell office:value-type="float" office:value="1" table:formula="of:=HEX2DEC(RIGHT([.D81];2))" table:style-name="ce1">
            <text:p>1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3</text:p>
          </table:table-cell>
          <table:table-cell office:value-type="float" office:value="3" table:formula="of:=HEX2DEC(RIGHT([.D82];2))" table:style-name="ce1">
            <text:p>3</text:p>
          </table:table-cell>
          <table:table-cell office:value-type="string" table:style-name="ce1">
            <text:p>0xC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nger Up - Menu</text:p>
          </table:table-cell>
          <table:table-cell office:value-type="string" table:style-name="ce1">
            <text:p>0x1A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0x03</text:p>
          </table:table-cell>
          <table:table-cell office:value-type="float" office:value="3" table:formula="of:=HEX2DEC(RIGHT([.D83];2))" table:style-name="ce1">
            <text:p>3</text:p>
          </table:table-cell>
          <table:table-cell office:value-type="string" table:style-name="ce1">
            <text:p>0x80</text:p>
          </table:table-cell>
          <table:table-cell table:number-columns-repeated="16378"/>
        </table:table-row>
        <table:table-row table:number-rows-repeated="10484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/>
    <dc:creator/>
    <meta:creation-date>2024-02-10T11:51:31Z</meta:creation-date>
    <dc:date>2024-02-10T11:51:40Z</dc:date>
  </office:meta>
</office:document-meta>
</file>